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16" calcext:value-type="float">
            <text:p>616</text:p>
          </table:table-cell>
          <table:table-cell table:style-name="ce7" table:formula="of:=COUNTIF([.B7:.B999];&quot;X&quot;)" office:value-type="float" office:value="511" calcext:value-type="float">
            <text:p>511</text:p>
          </table:table-cell>
          <table:table-cell table:style-name="ce7" table:formula="of:=COUNTIF([.C7:.C999];&quot;X&quot;)" office:value-type="float" office:value="14" calcext:value-type="float">
            <text:p>14</text:p>
          </table:table-cell>
          <table:table-cell table:style-name="ce7" table:formula="of:=COUNTIF([.D7:.D999];&quot;X&quot;)" office:value-type="float" office:value="56" calcext:value-type="float">
            <text:p>56</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54" calcext:value-type="float">
            <text:p>65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33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20">00/00/0000</text:date>, <text:time style:data-style-name="N2" text:time-value="20:11:20.35993833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20T20:11:39.207149114</dc:date>
    <meta:editing-duration>PT17H21M43S</meta:editing-duration>
    <meta:editing-cycles>600</meta:editing-cycles>
    <meta:document-statistic meta:table-count="1" meta:cell-count="3697" meta:object-count="0"/>
  </office:meta>
</office:document-meta>
</file>